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nowballFilter.SnowballFilter( TokenStream in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nowball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nowballFilter.SnowballFilter( TokenStream input , SnowballProgram stem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